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/>
    </style:style>
  </office:automatic-styles>
  <office:body>
    <office:text>
      <text:p text:style-name="P1"><text:span text:style-name="T1">Grupo:</text:span></text:p>
      <text:p text:style-name="P1"><text:span text:style-name="T1">Amanda Serra</text:span></text:p>
      <text:p text:style-name="P1"><text:span text:style-name="T1">Bruno Fernandes</text:span></text:p>
      <text:p text:style-name="P1"><text:span text:style-name="T1">Igor Augusto</text:span></text:p>
      <text:p text:style-name="P1"><text:span text:style-name="T1">Maurílio Thiago</text:span></text:p>
      <text:p text:style-name="P1"><text:span text:style-name="T2"/></text:p>
      <text:p text:style-name="P1"><text:span text:style-name="T3">Link do figma do Markettool:<text:s/></text:span><text:a xlink:href="https://www.figma.com/file/L4FvlYdryjHi2QydCaenkx/Untitled?node-id=0:1"><text:span text:style-name="T5">https://www.figma.com/file/L4FvlYdryjHi2QydCaenkx/Untitled?node-id=0%3A1</text:span></text:a><text:span text:style-name="T6"><text:s/></text:span></text:p>
      <text:p text:style-name="P1"><text:span text:style-name="T7"/></text:p>
      <text:p text:style-name="P1"><text:span text:style-name="T8">Link do google drive para o vídeo de apresentação do app:</text:span></text:p>
      <text:p text:style-name="P1"><text:a xlink:href="https://drive.google.com/file/d/1ef9Jz0GnmAZWMwnA4JR5bL-wo4mzXLao/view?usp=sharing"><text:span text:style-name="T9">https://drive.google.com/file/d/1ef9Jz0GnmAZWMwnA4JR5bL-wo4mzXLao/view?usp=sharing</text:span></text:a><text:span text:style-name="T10"/></text:p>
      <text:p text:style-name="P1"><text:span text:style-name="T11"/></text:p>
      <text:p text:style-name="P1"><text:span text:style-name="T12">Link do github do projeto:</text:span></text:p>
      <text:p text:style-name="P1"><text:a xlink:href="https://github.com/Markettoolproject/Projeto-Integrador"><text:span text:style-name="T13">https://github.com/Markettoolproject/Projeto-Integrador</text:span></text:a><text:span text:style-name="T1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